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2">
        <table:table-column table:style-name="co14" table:default-cell-style-name="Default"/>
        <table:table-column table:style-name="co2" table:number-columns-repeated="3" table:default-cell-style-name="ce89"/>
        <table:table-column table:style-name="co3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51.37" calcext:value-type="currency">
            <text:p>$251.37</text:p>
          </table:table-cell>
          <table:table-cell table:style-name="ce64" table:formula="of:=[.E5]-[.B5]" office:value-type="currency" office:currency="USD" office:value="2.37" calcext:value-type="currency">
            <text:p>$2.37</text:p>
          </table:table-cell>
          <table:table-cell table:style-name="ce17" table:formula="of:=[.E5]/[.D5]" office:value-type="float" office:value="1.23220588235294" calcext:value-type="float">
            <text:p>1.23220588235294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285" calcext:value-type="currency">
            <text:p>$285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 office:value-type="currency" office:currency="USD" office:value="287.28" calcext:value-type="currency">
            <text:p>$287.28</text:p>
          </table:table-cell>
          <table:table-cell table:style-name="ce64" table:formula="of:=[.E6]-[.B6]" office:value-type="currency" office:currency="USD" office:value="2.27999999999997" calcext:value-type="currency">
            <text:p>$2.28</text:p>
          </table:table-cell>
          <table:table-cell table:style-name="ce17" table:formula="of:=[.E6]/[.D6]" office:value-type="float" office:value="1.33" calcext:value-type="float">
            <text:p>1.33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 office:value-type="currency" office:currency="USD" office:value="291.27" calcext:value-type="currency">
            <text:p>$291.27</text:p>
          </table:table-cell>
          <table:table-cell table:style-name="ce64" table:formula="of:=[.E7]-[.B7]" office:value-type="currency" office:currency="USD" office:value="2.26999999999998" calcext:value-type="currency">
            <text:p>$2.27</text:p>
          </table:table-cell>
          <table:table-cell table:style-name="ce17" table:formula="of:=[.E7]/[.D7]" office:value-type="float" office:value="1.1840243902439" calcext:value-type="float">
            <text:p>1.1840243902439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 office:value-type="currency" office:currency="USD" office:value="291.27" calcext:value-type="currency">
            <text:p>$291.27</text:p>
          </table:table-cell>
          <table:table-cell table:style-name="ce64" table:formula="of:=[.E8]-[.B8]" office:value-type="currency" office:currency="USD" office:value="2.26999999999998" calcext:value-type="currency">
            <text:p>$2.27</text:p>
          </table:table-cell>
          <table:table-cell table:style-name="ce17" table:formula="of:=[.E8]/[.D8]" office:value-type="float" office:value="1.213625" calcext:value-type="float">
            <text:p>1.213625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377" calcext:value-type="currency">
            <text:p>$377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 office:value-type="currency" office:currency="USD" office:value="379.05" calcext:value-type="currency">
            <text:p>$379.05</text:p>
          </table:table-cell>
          <table:table-cell table:style-name="ce64" table:formula="of:=[.E9]-[.B9]" office:value-type="currency" office:currency="USD" office:value="2.05000000000001" calcext:value-type="currency">
            <text:p>$2.05</text:p>
          </table:table-cell>
          <table:table-cell table:style-name="ce17" table:formula="of:=[.E9]/[.D9]" office:value-type="float" office:value="1.2635" calcext:value-type="float">
            <text:p>1.2635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389" calcext:value-type="currency">
            <text:p>$389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 office:value-type="currency" office:currency="USD" office:value="391.02" calcext:value-type="currency">
            <text:p>$391.02</text:p>
          </table:table-cell>
          <table:table-cell table:style-name="ce64" table:formula="of:=[.E10]-[.B10]" office:value-type="currency" office:currency="USD" office:value="2.01999999999998" calcext:value-type="currency">
            <text:p>$2.02</text:p>
          </table:table-cell>
          <table:table-cell table:style-name="ce17" table:formula="of:=[.E10]/[.D10]" office:value-type="float" office:value="1.2181308411215" calcext:value-type="float">
            <text:p>1.2181308411215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5" calcext:value-type="currency">
            <text:p>-$675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 office:value-type="currency" office:currency="USD" office:value="765" calcext:value-type="currency">
            <text:p>$765.00</text:p>
          </table:table-cell>
          <table:table-cell table:style-name="ce64" table:formula="of:=[.C15]*0.6" office:value-type="currency" office:currency="USD" office:value="459" calcext:value-type="currency">
            <text:p>$459.00</text:p>
          </table:table-cell>
          <table:table-cell table:style-name="ce64" office:value-type="currency" office:currency="USD" office:value="615.6" calcext:value-type="currency">
            <text:p>$615.60</text:p>
          </table:table-cell>
          <table:table-cell table:style-name="ce64" table:formula="of:=[.E15]-[.B15]" office:value-type="currency" office:currency="USD" office:value="16.6" calcext:value-type="currency">
            <text:p>$16.60</text:p>
          </table:table-cell>
          <table:table-cell table:style-name="ce17" table:formula="of:=[.E15]/[.D15]" office:value-type="float" office:value="1.34117647058824" calcext:value-type="float">
            <text:p>1.34117647058824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830" calcext:value-type="currency">
            <text:p>$830.00</text:p>
          </table:table-cell>
          <table:table-cell table:style-name="ce64" table:formula="of:=[.C16]*0.6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672.3" calcext:value-type="currency">
            <text:p>$672.30</text:p>
          </table:table-cell>
          <table:table-cell table:style-name="ce64" table:formula="of:=[.E16]-[.B16]" office:value-type="currency" office:currency="USD" office:value="7.29999999999995" calcext:value-type="currency">
            <text:p>$7.30</text:p>
          </table:table-cell>
          <table:table-cell table:style-name="ce17" table:formula="of:=[.E16]/[.D16]" office:value-type="float" office:value="1.35" calcext:value-type="float">
            <text:p>1.35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17" calcext:value-type="currency">
            <text:p>$817.00</text:p>
          </table:table-cell>
          <table:table-cell table:style-name="ce64" office:value-type="currency" office:currency="USD" office:value="1020" calcext:value-type="currency">
            <text:p>$1,020.00</text:p>
          </table:table-cell>
          <table:table-cell table:style-name="ce64" table:formula="of:=[.C17]*0.6" office:value-type="currency" office:currency="USD" office:value="612" calcext:value-type="currency">
            <text:p>$612.00</text:p>
          </table:table-cell>
          <table:table-cell table:style-name="ce64" office:value-type="currency" office:currency="USD" office:value="826.2" calcext:value-type="currency">
            <text:p>$826.20</text:p>
          </table:table-cell>
          <table:table-cell table:style-name="ce64" table:formula="of:=[.E17]-[.B17]" office:value-type="currency" office:currency="USD" office:value="9.20000000000005" calcext:value-type="currency">
            <text:p>$9.20</text:p>
          </table:table-cell>
          <table:table-cell table:style-name="ce17" table:formula="of:=[.E17]/[.D17]" office:value-type="float" office:value="1.35" calcext:value-type="float">
            <text:p>1.35</text:p>
          </table:table-cell>
          <table:table-cell table:style-name="ce17" office:value-type="string" calcext:value-type="string">
            <text:p>store.bastiansolution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299" calcext:value-type="currency">
            <text:p>$1,299.00</text:p>
          </table:table-cell>
          <table:table-cell table:style-name="ce64" office:value-type="currency" office:currency="USD" office:value="1400" calcext:value-type="currency">
            <text:p>$1,400.00</text:p>
          </table:table-cell>
          <table:table-cell table:style-name="ce64" table:formula="of:=[.C27]*0.6" office:value-type="currency" office:currency="USD" office:value="840" calcext:value-type="currency">
            <text:p>$840.00</text:p>
          </table:table-cell>
          <table:table-cell table:style-name="ce64"/>
          <table:table-cell table:style-name="ce64" table:formula="of:=[.E27]-[.B27]" office:value-type="currency" office:currency="USD" office:value="-1299" calcext:value-type="currency">
            <text:p>-$1,299.00</text:p>
          </table:table-cell>
          <table:table-cell table:style-name="ce17" table:formula="of:=[.E27]/[.D2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299" calcext:value-type="currency">
            <text:p>$1,299.00</text:p>
          </table:table-cell>
          <table:table-cell table:style-name="ce64" office:value-type="currency" office:currency="USD" office:value="1400" calcext:value-type="currency">
            <text:p>$1,400.00</text:p>
          </table:table-cell>
          <table:table-cell table:style-name="ce64" table:formula="of:=[.C31]*0.6" office:value-type="currency" office:currency="USD" office:value="840" calcext:value-type="currency">
            <text:p>$840.00</text:p>
          </table:table-cell>
          <table:table-cell table:style-name="ce64"/>
          <table:table-cell table:style-name="ce64" table:formula="of:=[.E31]-[.B31]" office:value-type="currency" office:currency="USD" office:value="-1299" calcext:value-type="currency">
            <text:p>-$1,299.00</text:p>
          </table:table-cell>
          <table:table-cell table:style-name="ce17" table:formula="of:=[.E31]/[.D3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64" office:value-type="currency" office:currency="USD" office:value="1350" calcext:value-type="currency">
            <text:p>$1,350.00</text:p>
          </table:table-cell>
          <table:table-cell table:style-name="ce64" table:formula="of:=[.C35]*0.6" office:value-type="currency" office:currency="USD" office:value="810" calcext:value-type="currency">
            <text:p>$810.00</text:p>
          </table:table-cell>
          <table:table-cell table:style-name="ce64"/>
          <table:table-cell table:style-name="ce64" table:formula="of:=[.E35]-[.B35]" office:value-type="currency" office:currency="USD" office:value="-1199" calcext:value-type="currency">
            <text:p>-$1,199.00</text:p>
          </table:table-cell>
          <table:table-cell table:style-name="ce17" table:formula="of:=[.E35]/[.D3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64" office:value-type="currency" office:currency="USD" office:value="670" calcext:value-type="currency">
            <text:p>$670.00</text:p>
          </table:table-cell>
          <table:table-cell table:style-name="ce64" table:formula="of:=[.C39]*0.6" office:value-type="currency" office:currency="USD" office:value="402" calcext:value-type="currency">
            <text:p>$402.00</text:p>
          </table:table-cell>
          <table:table-cell table:style-name="ce64" office:value-type="currency" office:currency="USD" office:value="609" calcext:value-type="currency">
            <text:p>$609.00</text:p>
          </table:table-cell>
          <table:table-cell table:style-name="ce64" table:formula="of:=[.E39]-[.B39]" office:value-type="currency" office:currency="USD" office:value="110" calcext:value-type="currency">
            <text:p>$110.00</text:p>
          </table:table-cell>
          <table:table-cell table:style-name="ce17" table:formula="of:=[.E39]/[.D39]" office:value-type="float" office:value="1.51492537313433" calcext:value-type="float">
            <text:p>1.51492537313433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 office:value-type="currency" office:currency="USD" office:value="1148" calcext:value-type="currency">
            <text:p>$1,148.00</text:p>
          </table:table-cell>
          <table:table-cell table:style-name="ce64" table:formula="of:=[.C43]*0.6" office:value-type="currency" office:currency="USD" office:value="688.8" calcext:value-type="currency">
            <text:p>$688.80</text:p>
          </table:table-cell>
          <table:table-cell table:style-name="ce64"/>
          <table:table-cell table:style-name="ce64" table:formula="of:=[.E43]-[.B43]" office:value-type="currency" office:currency="USD" office:value="-999" calcext:value-type="currency">
            <text:p>-$999.00</text:p>
          </table:table-cell>
          <table:table-cell table:style-name="ce17" table:formula="of:=[.E43]/[.D4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1059" calcext:value-type="currency">
            <text:p>$1,059.00</text:p>
          </table:table-cell>
          <table:table-cell table:style-name="ce64" office:value-type="currency" office:currency="USD" office:value="1245" calcext:value-type="currency">
            <text:p>$1,245.00</text:p>
          </table:table-cell>
          <table:table-cell table:style-name="ce64" table:formula="of:=[.C44]*0.6" office:value-type="currency" office:currency="USD" office:value="747" calcext:value-type="currency">
            <text:p>$747.00</text:p>
          </table:table-cell>
          <table:table-cell table:style-name="ce64"/>
          <table:table-cell table:style-name="ce64" table:formula="of:=[.E44]-[.B44]" office:value-type="currency" office:currency="USD" office:value="-1059" calcext:value-type="currency">
            <text:p>-$1,059.00</text:p>
          </table:table-cell>
          <table:table-cell table:style-name="ce17" table:formula="of:=[.E44]/[.D4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string" office:string-value="" calcext:value-type="error">
            <text:p>#VALUE!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9]-[.B49]" office:value-type="string" office:string-value="" calcext:value-type="error">
            <text:p>#VALUE!</text:p>
          </table:table-cell>
          <table:table-cell table:style-name="ce17" table:formula="of:=[.E49]/[.D49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912" calcext:value-type="currency">
            <text:p>$912.00</text:p>
          </table:table-cell>
          <table:table-cell table:style-name="ce64" office:value-type="currency" office:currency="USD" office:value="1025" calcext:value-type="currency">
            <text:p>$1,025.00</text:p>
          </table:table-cell>
          <table:table-cell table:style-name="ce64" table:formula="of:=[.C53]*0.6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E53]-[.B53]" office:value-type="currency" office:currency="USD" office:value="-912" calcext:value-type="currency">
            <text:p>-$912.00</text:p>
          </table:table-cell>
          <table:table-cell table:style-name="ce17" table:formula="of:=[.E53]/[.D5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57]*0.6" office:value-type="currency" office:currency="USD" office:value="243" calcext:value-type="currency">
            <text:p>$243.00</text:p>
          </table:table-cell>
          <table:table-cell table:style-name="ce64"/>
          <table:table-cell table:style-name="ce64" table:formula="of:=[.E57]-[.B57]" office:value-type="currency" office:currency="USD" office:value="-379" calcext:value-type="currency">
            <text:p>-$379.00</text:p>
          </table:table-cell>
          <table:table-cell table:style-name="ce17" table:formula="of:=[.E57]/[.D5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64" office:value-type="currency" office:currency="USD" office:value="550" calcext:value-type="currency">
            <text:p>$550.00</text:p>
          </table:table-cell>
          <table:table-cell table:style-name="ce64" table:formula="of:=[.C61]*0.6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E61]-[.B61]" office:value-type="currency" office:currency="USD" office:value="-499" calcext:value-type="currency">
            <text:p>-$499.00</text:p>
          </table:table-cell>
          <table:table-cell table:style-name="ce17" table:formula="of:=[.E61]/[.D6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89" calcext:value-type="currency">
            <text:p>$489.00</text:p>
          </table:table-cell>
          <table:table-cell table:style-name="ce64" office:value-type="currency" office:currency="USD" office:value="530" calcext:value-type="currency">
            <text:p>$530.00</text:p>
          </table:table-cell>
          <table:table-cell table:style-name="ce64" table:formula="of:=[.C65]*0.6" office:value-type="currency" office:currency="USD" office:value="318" calcext:value-type="currency">
            <text:p>$318.00</text:p>
          </table:table-cell>
          <table:table-cell table:style-name="ce64"/>
          <table:table-cell table:style-name="ce64" table:formula="of:=[.E65]-[.B65]" office:value-type="currency" office:currency="USD" office:value="-489" calcext:value-type="currency">
            <text:p>-$489.00</text:p>
          </table:table-cell>
          <table:table-cell table:style-name="ce17" table:formula="of:=[.E65]/[.D6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 office:value-type="currency" office:currency="USD" office:value="695" calcext:value-type="currency">
            <text:p>$695.00</text:p>
          </table:table-cell>
          <table:table-cell table:style-name="ce64" table:formula="of:=[.C69]*0.6" office:value-type="currency" office:currency="USD" office:value="417" calcext:value-type="currency">
            <text:p>$417.00</text:p>
          </table:table-cell>
          <table:table-cell table:style-name="ce64"/>
          <table:table-cell table:style-name="ce64" table:formula="of:=[.E69]-[.B69]" office:value-type="currency" office:currency="USD" office:value="-595" calcext:value-type="currency">
            <text:p>-$595.00</text:p>
          </table:table-cell>
          <table:table-cell table:style-name="ce17" table:formula="of:=[.E69]/[.D6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710" calcext:value-type="currency">
            <text:p>$710.00</text:p>
          </table:table-cell>
          <table:table-cell table:style-name="ce64" table:formula="of:=[.C73]*0.6" office:value-type="currency" office:currency="USD" office:value="426" calcext:value-type="currency">
            <text:p>$426.00</text:p>
          </table:table-cell>
          <table:table-cell table:style-name="ce64"/>
          <table:table-cell table:style-name="ce64" table:formula="of:=[.E73]-[.B73]" office:value-type="currency" office:currency="USD" office:value="-639" calcext:value-type="currency">
            <text:p>-$639.00</text:p>
          </table:table-cell>
          <table:table-cell table:style-name="ce17" table:formula="of:=[.E73]/[.D7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table:formula="of:=[.C77]*0.6" office:value-type="currency" office:currency="USD" office:value="570" calcext:value-type="currency">
            <text:p>$570.00</text:p>
          </table:table-cell>
          <table:table-cell table:style-name="ce64"/>
          <table:table-cell table:style-name="ce64" table:formula="of:=[.E77]-[.B77]" office:value-type="currency" office:currency="USD" office:value="-799" calcext:value-type="currency">
            <text:p>-$799.00</text:p>
          </table:table-cell>
          <table:table-cell table:style-name="ce17" table:formula="of:=[.E77]/[.D7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64" office:value-type="currency" office:currency="USD" office:value="1350" calcext:value-type="currency">
            <text:p>$1,350.00</text:p>
          </table:table-cell>
          <table:table-cell table:style-name="ce64" table:formula="of:=[.C81]*0.6" office:value-type="currency" office:currency="USD" office:value="810" calcext:value-type="currency">
            <text:p>$810.00</text:p>
          </table:table-cell>
          <table:table-cell table:style-name="ce64"/>
          <table:table-cell table:style-name="ce64" table:formula="of:=[.E81]-[.B81]" office:value-type="currency" office:currency="USD" office:value="-1199" calcext:value-type="currency">
            <text:p>-$1,199.00</text:p>
          </table:table-cell>
          <table:table-cell table:style-name="ce17" table:formula="of:=[.E81]/[.D8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70P-M</text:p>
          </table:table-cell>
          <table:table-cell table:style-name="ce8" office:value-type="currency" office:currency="USD" office:value="619" calcext:value-type="currency">
            <text:p>$619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85]*0.6" office:value-type="currency" office:currency="USD" office:value="480" calcext:value-type="currency">
            <text:p>$480.00</text:p>
          </table:table-cell>
          <table:table-cell table:style-name="ce64" office:value-type="currency" office:currency="USD" office:value="638" calcext:value-type="currency">
            <text:p>$638.00</text:p>
          </table:table-cell>
          <table:table-cell table:style-name="ce64" table:formula="of:=[.E85]-[.B85]" office:value-type="currency" office:currency="USD" office:value="19" calcext:value-type="currency">
            <text:p>$19.00</text:p>
          </table:table-cell>
          <table:table-cell table:style-name="ce17" table:formula="of:=[.E85]/[.D85]" office:value-type="float" office:value="1.32916666666667" calcext:value-type="float">
            <text:p>1.3291666666666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64" office:value-type="currency" office:currency="USD" office:value="1085" calcext:value-type="currency">
            <text:p>$1,085.00</text:p>
          </table:table-cell>
          <table:table-cell table:style-name="ce64" table:formula="of:=[.C89]*0.6" office:value-type="currency" office:currency="USD" office:value="651" calcext:value-type="currency">
            <text:p>$651.00</text:p>
          </table:table-cell>
          <table:table-cell table:style-name="ce64" office:value-type="currency" office:currency="USD" office:value="1018" calcext:value-type="currency">
            <text:p>$1,018.00</text:p>
          </table:table-cell>
          <table:table-cell table:style-name="ce64" table:formula="of:=[.E89]-[.B89]" office:value-type="currency" office:currency="USD" office:value="119" calcext:value-type="currency">
            <text:p>$119.00</text:p>
          </table:table-cell>
          <table:table-cell table:style-name="ce17" table:formula="of:=[.E89]/[.D89]" office:value-type="float" office:value="1.56374807987711" calcext:value-type="float">
            <text:p>1.5637480798771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850" calcext:value-type="currency">
            <text:p>$850.00</text:p>
          </table:table-cell>
          <table:table-cell table:style-name="ce64" table:formula="of:=[.C93]*0.6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646" calcext:value-type="currency">
            <text:p>$646.00</text:p>
          </table:table-cell>
          <table:table-cell table:style-name="ce64" table:formula="of:=[.E93]-[.B93]" office:value-type="currency" office:currency="USD" office:value="17" calcext:value-type="currency">
            <text:p>$17.00</text:p>
          </table:table-cell>
          <table:table-cell table:style-name="ce17" table:formula="of:=[.E93]/[.D93]" office:value-type="float" office:value="1.26666666666667" calcext:value-type="float">
            <text:p>1.2666666666666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850" calcext:value-type="currency">
            <text:p>$850.00</text:p>
          </table:table-cell>
          <table:table-cell table:style-name="ce64" table:formula="of:=[.C97]*0.6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647" calcext:value-type="currency">
            <text:p>$647.00</text:p>
          </table:table-cell>
          <table:table-cell table:style-name="ce64" table:formula="of:=[.E97]-[.B97]" office:value-type="currency" office:currency="USD" office:value="18" calcext:value-type="currency">
            <text:p>$18.00</text:p>
          </table:table-cell>
          <table:table-cell table:style-name="ce17" table:formula="of:=[.E97]/[.D97]" office:value-type="float" office:value="1.26862745098039" calcext:value-type="float">
            <text:p>1.2686274509803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C101]*0.6" office:value-type="currency" office:currency="USD" office:value="534" calcext:value-type="currency">
            <text:p>$534.00</text:p>
          </table:table-cell>
          <table:table-cell table:style-name="ce64"/>
          <table:table-cell table:style-name="ce64" table:formula="of:=[.E101]-[.B101]" office:value-type="currency" office:currency="USD" office:value="-799" calcext:value-type="currency">
            <text:p>-$799.00</text:p>
          </table:table-cell>
          <table:table-cell table:style-name="ce17" table:formula="of:=[.E101]/[.D10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729" calcext:value-type="currency">
            <text:p>$729.00</text:p>
          </table:table-cell>
          <table:table-cell table:style-name="ce64" office:value-type="currency" office:currency="USD" office:value="799" calcext:value-type="currency">
            <text:p>$799.00</text:p>
          </table:table-cell>
          <table:table-cell table:style-name="ce64" table:formula="of:=[.C105]*0.6" office:value-type="currency" office:currency="USD" office:value="479.4" calcext:value-type="currency">
            <text:p>$479.40</text:p>
          </table:table-cell>
          <table:table-cell table:style-name="ce64"/>
          <table:table-cell table:style-name="ce64" table:formula="of:=[.E105]-[.B105]" office:value-type="currency" office:currency="USD" office:value="-729" calcext:value-type="currency">
            <text:p>-$729.00</text:p>
          </table:table-cell>
          <table:table-cell table:style-name="ce17" table:formula="of:=[.E105]/[.D1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710" calcext:value-type="currency">
            <text:p>$710.00</text:p>
          </table:table-cell>
          <table:table-cell table:style-name="ce64" office:value-type="currency" office:currency="USD" office:value="890" calcext:value-type="currency">
            <text:p>$890.00</text:p>
          </table:table-cell>
          <table:table-cell table:style-name="ce64" table:formula="of:=[.C109]*0.6" office:value-type="currency" office:currency="USD" office:value="534" calcext:value-type="currency">
            <text:p>$534.00</text:p>
          </table:table-cell>
          <table:table-cell table:style-name="ce64"/>
          <table:table-cell table:style-name="ce64" table:formula="of:=[.E109]-[.B109]" office:value-type="currency" office:currency="USD" office:value="-710" calcext:value-type="currency">
            <text:p>-$710.00</text:p>
          </table:table-cell>
          <table:table-cell table:style-name="ce17" table:formula="of:=[.E109]/[.D10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 office:value-type="currency" office:currency="USD" office:value="1085" calcext:value-type="currency">
            <text:p>$1,085.00</text:p>
          </table:table-cell>
          <table:table-cell table:style-name="ce64" table:formula="of:=[.C113]*0.6" office:value-type="currency" office:currency="USD" office:value="651" calcext:value-type="currency">
            <text:p>$651.00</text:p>
          </table:table-cell>
          <table:table-cell table:style-name="ce64"/>
          <table:table-cell table:style-name="ce64" table:formula="of:=[.E113]-[.B113]" office:value-type="currency" office:currency="USD" office:value="-945" calcext:value-type="currency">
            <text:p>-$945.00</text:p>
          </table:table-cell>
          <table:table-cell table:style-name="ce17" table:formula="of:=[.E113]/[.D11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350" calcext:value-type="currency">
            <text:p>$1,350.00</text:p>
          </table:table-cell>
          <table:table-cell table:style-name="ce64" office:value-type="currency" office:currency="USD" office:value="1575" calcext:value-type="currency">
            <text:p>$1,575.00</text:p>
          </table:table-cell>
          <table:table-cell table:style-name="ce64" table:formula="of:=[.C117]*0.6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E117]-[.B117]" office:value-type="currency" office:currency="USD" office:value="-1350" calcext:value-type="currency">
            <text:p>-$1,350.00</text:p>
          </table:table-cell>
          <table:table-cell table:style-name="ce17" table:formula="of:=[.E117]/[.D11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1040" calcext:value-type="currency">
            <text:p>$1,040.00</text:p>
          </table:table-cell>
          <table:table-cell table:style-name="ce64" office:value-type="currency" office:currency="USD" office:value="1250" calcext:value-type="currency">
            <text:p>$1,250.00</text:p>
          </table:table-cell>
          <table:table-cell table:style-name="ce64" table:formula="of:=[.C121]*0.6" office:value-type="currency" office:currency="USD" office:value="750" calcext:value-type="currency">
            <text:p>$750.00</text:p>
          </table:table-cell>
          <table:table-cell table:style-name="ce64"/>
          <table:table-cell table:style-name="ce64" table:formula="of:=[.E121]-[.B121]" office:value-type="currency" office:currency="USD" office:value="-1040" calcext:value-type="currency">
            <text:p>-$1,040.00</text:p>
          </table:table-cell>
          <table:table-cell table:style-name="ce17" table:formula="of:=[.E121]/[.D12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1045" calcext:value-type="currency">
            <text:p>$1,045.00</text:p>
          </table:table-cell>
          <table:table-cell table:style-name="ce64" office:value-type="currency" office:currency="USD" office:value="1250" calcext:value-type="currency">
            <text:p>$1,250.00</text:p>
          </table:table-cell>
          <table:table-cell table:style-name="ce64" table:formula="of:=[.C125]*0.6" office:value-type="currency" office:currency="USD" office:value="750" calcext:value-type="currency">
            <text:p>$750.00</text:p>
          </table:table-cell>
          <table:table-cell table:style-name="ce64"/>
          <table:table-cell table:style-name="ce64" table:formula="of:=[.E125]-[.B125]" office:value-type="currency" office:currency="USD" office:value="-1045" calcext:value-type="currency">
            <text:p>-$1,045.00</text:p>
          </table:table-cell>
          <table:table-cell table:style-name="ce17" table:formula="of:=[.E125]/[.D12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639" calcext:value-type="currency">
            <text:p>$1,639.00</text:p>
          </table:table-cell>
          <table:table-cell table:style-name="ce64" office:value-type="currency" office:currency="USD" office:value="1950" calcext:value-type="currency">
            <text:p>$1,950.00</text:p>
          </table:table-cell>
          <table:table-cell table:style-name="ce64" table:formula="of:=[.C129]*0.6" office:value-type="currency" office:currency="USD" office:value="1170" calcext:value-type="currency">
            <text:p>$1,170.00</text:p>
          </table:table-cell>
          <table:table-cell table:style-name="ce64"/>
          <table:table-cell table:style-name="ce64" table:formula="of:=[.E129]-[.B129]" office:value-type="currency" office:currency="USD" office:value="-1639" calcext:value-type="currency">
            <text:p>-$1,639.00</text:p>
          </table:table-cell>
          <table:table-cell table:style-name="ce17" table:formula="of:=[.E129]/[.D12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785" calcext:value-type="currency">
            <text:p>$1,785.00</text:p>
          </table:table-cell>
          <table:table-cell table:style-name="ce64" office:value-type="currency" office:currency="USD" office:value="2100" calcext:value-type="currency">
            <text:p>$2,100.00</text:p>
          </table:table-cell>
          <table:table-cell table:style-name="ce64" table:formula="of:=[.C133]*0.6" office:value-type="currency" office:currency="USD" office:value="1260" calcext:value-type="currency">
            <text:p>$1,260.00</text:p>
          </table:table-cell>
          <table:table-cell table:style-name="ce64"/>
          <table:table-cell table:style-name="ce64" table:formula="of:=[.E133]-[.B133]" office:value-type="currency" office:currency="USD" office:value="-1785" calcext:value-type="currency">
            <text:p>-$1,785.00</text:p>
          </table:table-cell>
          <table:table-cell table:style-name="ce17" table:formula="of:=[.E133]/[.D13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string" office:string-value="" calcext:value-type="error">
            <text:p>#VALUE!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125" calcext:value-type="currency">
            <text:p>$1,125.00</text:p>
          </table:table-cell>
          <table:table-cell table:style-name="ce64" office:value-type="currency" office:currency="USD" office:value="1400" calcext:value-type="currency">
            <text:p>$1,400.00</text:p>
          </table:table-cell>
          <table:table-cell table:style-name="ce64" table:formula="of:=[.C141]*0.6" office:value-type="currency" office:currency="USD" office:value="840" calcext:value-type="currency">
            <text:p>$840.00</text:p>
          </table:table-cell>
          <table:table-cell table:style-name="ce64"/>
          <table:table-cell table:style-name="ce64" table:formula="of:=[.E141]-[.B141]" office:value-type="currency" office:currency="USD" office:value="-1125" calcext:value-type="currency">
            <text:p>-$1,125.00</text:p>
          </table:table-cell>
          <table:table-cell table:style-name="ce17" table:formula="of:=[.E141]/[.D14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2125" calcext:value-type="currency">
            <text:p>$2,125.00</text:p>
          </table:table-cell>
          <table:table-cell table:style-name="ce64" office:value-type="currency" office:currency="USD" office:value="2650" calcext:value-type="currency">
            <text:p>$2,650.00</text:p>
          </table:table-cell>
          <table:table-cell table:style-name="ce64" table:formula="of:=[.C145]*0.6" office:value-type="currency" office:currency="USD" office:value="1590" calcext:value-type="currency">
            <text:p>$1,590.00</text:p>
          </table:table-cell>
          <table:table-cell table:style-name="ce64"/>
          <table:table-cell table:style-name="ce64" table:formula="of:=[.E145]-[.B145]" office:value-type="currency" office:currency="USD" office:value="-2125" calcext:value-type="currency">
            <text:p>-$2,125.00</text:p>
          </table:table-cell>
          <table:table-cell table:style-name="ce17" table:formula="of:=[.E145]/[.D14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string" office:string-value="" calcext:value-type="error">
            <text:p>#VALUE!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8]-[.B158]" office:value-type="string" office:string-value="" calcext:value-type="error">
            <text:p>#VALUE!</text:p>
          </table:table-cell>
          <table:table-cell table:style-name="ce17" table:formula="of:=[.E158]/[.D15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9]-[.B159]" office:value-type="string" office:string-value="" calcext:value-type="error">
            <text:p>#VALUE!</text:p>
          </table:table-cell>
          <table:table-cell table:style-name="ce17" table:formula="of:=[.E159]/[.D15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0]-[.B160]" office:value-type="string" office:string-value="" calcext:value-type="error">
            <text:p>#VALUE!</text:p>
          </table:table-cell>
          <table:table-cell table:style-name="ce17" table:formula="of:=[.E160]/[.D16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460" calcext:value-type="currency">
            <text:p>$460.00</text:p>
          </table:table-cell>
          <table:table-cell table:style-name="ce64" table:formula="of:=[.C176]*0.6" office:value-type="currency" office:currency="USD" office:value="276" calcext:value-type="currency">
            <text:p>$276.00</text:p>
          </table:table-cell>
          <table:table-cell table:style-name="ce64"/>
          <table:table-cell table:style-name="ce64" table:formula="of:=[.E176]-[.B176]" office:value-type="currency" office:currency="USD" office:value="-399" calcext:value-type="currency">
            <text:p>-$399.00</text:p>
          </table:table-cell>
          <table:table-cell table:style-name="ce17" table:formula="of:=[.E176]/[.D17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 office:value-type="currency" office:currency="USD" office:value="480" calcext:value-type="currency">
            <text:p>$480.00</text:p>
          </table:table-cell>
          <table:table-cell table:style-name="ce64" table:formula="of:=[.C177]*0.6" office:value-type="currency" office:currency="USD" office:value="288" calcext:value-type="currency">
            <text:p>$288.00</text:p>
          </table:table-cell>
          <table:table-cell table:style-name="ce64"/>
          <table:table-cell table:style-name="ce64" table:formula="of:=[.E177]-[.B177]" office:value-type="currency" office:currency="USD" office:value="-410" calcext:value-type="currency">
            <text:p>-$410.00</text:p>
          </table:table-cell>
          <table:table-cell table:style-name="ce17" table:formula="of:=[.E177]/[.D17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3" calcext:value-type="currency">
            <text:p>$343.00</text:p>
          </table:table-cell>
          <table:table-cell table:style-name="ce64" office:value-type="currency" office:currency="USD" office:value="445" calcext:value-type="currency">
            <text:p>$445.00</text:p>
          </table:table-cell>
          <table:table-cell table:style-name="ce64" table:formula="of:=[.C181]*0.6" office:value-type="currency" office:currency="USD" office:value="267" calcext:value-type="currency">
            <text:p>$267.00</text:p>
          </table:table-cell>
          <table:table-cell table:style-name="ce64" office:value-type="currency" office:currency="USD" office:value="354.95" calcext:value-type="currency">
            <text:p>$354.95</text:p>
          </table:table-cell>
          <table:table-cell table:style-name="ce64" table:formula="of:=[.E181]-[.B181]" office:value-type="currency" office:currency="USD" office:value="11.95" calcext:value-type="currency">
            <text:p>$11.95</text:p>
          </table:table-cell>
          <table:table-cell table:style-name="ce17" table:formula="of:=[.E181]/[.D181]" office:value-type="float" office:value="1.32940074906367" calcext:value-type="float">
            <text:p>1.3294007490636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495" calcext:value-type="currency">
            <text:p>$495.00</text:p>
          </table:table-cell>
          <table:table-cell table:style-name="ce64" table:formula="of:=[.C185]*0.6" office:value-type="currency" office:currency="USD" office:value="297" calcext:value-type="currency">
            <text:p>$297.00</text:p>
          </table:table-cell>
          <table:table-cell table:style-name="ce64" office:value-type="currency" office:currency="USD" office:value="402.95" calcext:value-type="currency">
            <text:p>$402.95</text:p>
          </table:table-cell>
          <table:table-cell table:style-name="ce64" table:formula="of:=[.E185]-[.B185]" office:value-type="currency" office:currency="USD" office:value="7.94999999999999" calcext:value-type="currency">
            <text:p>$7.95</text:p>
          </table:table-cell>
          <table:table-cell table:style-name="ce17" table:formula="of:=[.E185]/[.D185]" office:value-type="float" office:value="1.35673400673401" calcext:value-type="float">
            <text:p>1.35673400673401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 office:value-type="currency" office:currency="USD" office:value="675" calcext:value-type="currency">
            <text:p>$675.00</text:p>
          </table:table-cell>
          <table:table-cell table:style-name="ce64" table:formula="of:=[.C189]*0.6" office:value-type="currency" office:currency="USD" office:value="405" calcext:value-type="currency">
            <text:p>$405.00</text:p>
          </table:table-cell>
          <table:table-cell table:style-name="ce64" office:value-type="currency" office:currency="USD" office:value="549" calcext:value-type="currency">
            <text:p>$549.00</text:p>
          </table:table-cell>
          <table:table-cell table:style-name="ce64" table:formula="of:=[.E189]-[.B189]" office:value-type="currency" office:currency="USD" office:value="24" calcext:value-type="currency">
            <text:p>$24.00</text:p>
          </table:table-cell>
          <table:table-cell table:style-name="ce17" table:formula="of:=[.E189]/[.D189]" office:value-type="float" office:value="1.35555555555556" calcext:value-type="float">
            <text:p>1.35555555555556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193]*0.6" office:value-type="currency" office:currency="USD" office:value="300" calcext:value-type="currency">
            <text:p>$300.00</text:p>
          </table:table-cell>
          <table:table-cell table:style-name="ce64" office:value-type="currency" office:currency="USD" office:value="415.95" calcext:value-type="currency">
            <text:p>$415.95</text:p>
          </table:table-cell>
          <table:table-cell table:style-name="ce64" table:formula="of:=[.E193]-[.B193]" office:value-type="currency" office:currency="USD" office:value="5.94999999999999" calcext:value-type="currency">
            <text:p>$5.95</text:p>
          </table:table-cell>
          <table:table-cell table:style-name="ce17" table:formula="of:=[.E193]/[.D193]" office:value-type="float" office:value="1.3865" calcext:value-type="float">
            <text:p>1.3865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97]*0.6" office:value-type="currency" office:currency="USD" office:value="480" calcext:value-type="currency">
            <text:p>$480.0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197]-[.B197]" office:value-type="currency" office:currency="USD" office:value="20" calcext:value-type="currency">
            <text:p>$20.00</text:p>
          </table:table-cell>
          <table:table-cell table:style-name="ce17" table:formula="of:=[.E197]/[.D197]" office:value-type="float" office:value="1.37291666666667" calcext:value-type="float">
            <text:p>1.3729166666666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90" calcext:value-type="currency">
            <text:p>$690.00</text:p>
          </table:table-cell>
          <table:table-cell table:style-name="ce64" office:value-type="currency" office:currency="USD" office:value="860" calcext:value-type="currency">
            <text:p>$860.00</text:p>
          </table:table-cell>
          <table:table-cell table:style-name="ce64" table:formula="of:=[.C198]*0.6" office:value-type="currency" office:currency="USD" office:value="516" calcext:value-type="currency">
            <text:p>$516.00</text:p>
          </table:table-cell>
          <table:table-cell table:style-name="ce64" office:value-type="currency" office:currency="USD" office:value="707" calcext:value-type="currency">
            <text:p>$707.00</text:p>
          </table:table-cell>
          <table:table-cell table:style-name="ce64" table:formula="of:=[.E198]-[.B198]" office:value-type="currency" office:currency="USD" office:value="17" calcext:value-type="currency">
            <text:p>$17.00</text:p>
          </table:table-cell>
          <table:table-cell table:style-name="ce17" table:formula="of:=[.E198]/[.D198]" office:value-type="float" office:value="1.37015503875969" calcext:value-type="float">
            <text:p>1.37015503875969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1099" calcext:value-type="currency">
            <text:p>$1,099.00</text:p>
          </table:table-cell>
          <table:table-cell table:style-name="ce64" office:value-type="currency" office:currency="USD" office:value="1300" calcext:value-type="currency">
            <text:p>$1,300.00</text:p>
          </table:table-cell>
          <table:table-cell table:style-name="ce64" table:formula="of:=[.C202]*0.6" office:value-type="currency" office:currency="USD" office:value="780" calcext:value-type="currency">
            <text:p>$780.00</text:p>
          </table:table-cell>
          <table:table-cell table:style-name="ce64"/>
          <table:table-cell table:style-name="ce64" table:formula="of:=[.E202]-[.B202]" office:value-type="currency" office:currency="USD" office:value="-1099" calcext:value-type="currency">
            <text:p>-$1,099.00</text:p>
          </table:table-cell>
          <table:table-cell table:style-name="ce17" table:formula="of:=[.E202]/[.D20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110" calcext:value-type="currency">
            <text:p>$1,110.00</text:p>
          </table:table-cell>
          <table:table-cell table:style-name="ce64" office:value-type="currency" office:currency="USD" office:value="1350" calcext:value-type="currency">
            <text:p>$1,350.00</text:p>
          </table:table-cell>
          <table:table-cell table:style-name="ce64" table:formula="of:=[.C203]*0.6" office:value-type="currency" office:currency="USD" office:value="810" calcext:value-type="currency">
            <text:p>$810.00</text:p>
          </table:table-cell>
          <table:table-cell table:style-name="ce64"/>
          <table:table-cell table:style-name="ce64" table:formula="of:=[.E203]-[.B203]" office:value-type="currency" office:currency="USD" office:value="-1110" calcext:value-type="currency">
            <text:p>-$1,110.00</text:p>
          </table:table-cell>
          <table:table-cell table:style-name="ce17" table:formula="of:=[.E203]/[.D20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79" calcext:value-type="currency">
            <text:p>$979.00</text:p>
          </table:table-cell>
          <table:table-cell table:style-name="ce64" office:value-type="currency" office:currency="USD" office:value="1085" calcext:value-type="currency">
            <text:p>$1,085.00</text:p>
          </table:table-cell>
          <table:table-cell table:style-name="ce64" table:formula="of:=[.C207]*0.6" office:value-type="currency" office:currency="USD" office:value="651" calcext:value-type="currency">
            <text:p>$651.00</text:p>
          </table:table-cell>
          <table:table-cell table:style-name="ce64"/>
          <table:table-cell table:style-name="ce64" table:formula="of:=[.E207]-[.B207]" office:value-type="currency" office:currency="USD" office:value="-979" calcext:value-type="currency">
            <text:p>-$979.00</text:p>
          </table:table-cell>
          <table:table-cell table:style-name="ce17" table:formula="of:=[.E207]/[.D20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99" calcext:value-type="currency">
            <text:p>$1,299.00</text:p>
          </table:table-cell>
          <table:table-cell table:style-name="ce64" office:value-type="currency" office:currency="USD" office:value="1425" calcext:value-type="currency">
            <text:p>$1,425.00</text:p>
          </table:table-cell>
          <table:table-cell table:style-name="ce64" table:formula="of:=[.C211]*0.6" office:value-type="currency" office:currency="USD" office:value="855" calcext:value-type="currency">
            <text:p>$855.00</text:p>
          </table:table-cell>
          <table:table-cell table:style-name="ce64"/>
          <table:table-cell table:style-name="ce64" table:formula="of:=[.E211]-[.B211]" office:value-type="currency" office:currency="USD" office:value="-1299" calcext:value-type="currency">
            <text:p>-$1,299.00</text:p>
          </table:table-cell>
          <table:table-cell table:style-name="ce17" table:formula="of:=[.E211]/[.D21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735" calcext:value-type="currency">
            <text:p>$735.00</text:p>
          </table:table-cell>
          <table:table-cell table:style-name="ce64" office:value-type="currency" office:currency="USD" office:value="825" calcext:value-type="currency">
            <text:p>$825.00</text:p>
          </table:table-cell>
          <table:table-cell table:style-name="ce64" table:formula="of:=[.C215]*0.6" office:value-type="currency" office:currency="USD" office:value="495" calcext:value-type="currency">
            <text:p>$495.00</text:p>
          </table:table-cell>
          <table:table-cell table:style-name="ce64"/>
          <table:table-cell table:style-name="ce64" table:formula="of:=[.E215]-[.B215]" office:value-type="currency" office:currency="USD" office:value="-735" calcext:value-type="currency">
            <text:p>-$735.00</text:p>
          </table:table-cell>
          <table:table-cell table:style-name="ce17" table:formula="of:=[.E215]/[.D21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string" office:string-value="" calcext:value-type="error">
            <text:p>#VALUE!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40" calcext:value-type="currency">
            <text:p>$240.00</text:p>
          </table:table-cell>
          <table:table-cell table:style-name="ce64" office:value-type="currency" office:currency="USD" office:value="275" calcext:value-type="currency">
            <text:p>$275.00</text:p>
          </table:table-cell>
          <table:table-cell table:style-name="ce64" table:formula="of:=[.C223]*0.6" office:value-type="currency" office:currency="USD" office:value="165" calcext:value-type="currency">
            <text:p>$165.00</text:p>
          </table:table-cell>
          <table:table-cell table:style-name="ce64"/>
          <table:table-cell table:style-name="ce64" table:formula="of:=[.E223]-[.B223]" office:value-type="currency" office:currency="USD" office:value="-240" calcext:value-type="currency">
            <text:p>-$240.00</text:p>
          </table:table-cell>
          <table:table-cell table:style-name="ce17" table:formula="of:=[.E223]/[.D2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295" calcext:value-type="currency">
            <text:p>$295.00</text:p>
          </table:table-cell>
          <table:table-cell table:style-name="ce64" table:formula="of:=[.C224]*0.6" office:value-type="currency" office:currency="USD" office:value="177" calcext:value-type="currency">
            <text:p>$177.00</text:p>
          </table:table-cell>
          <table:table-cell table:style-name="ce64"/>
          <table:table-cell table:style-name="ce64" table:formula="of:=[.E224]-[.B224]" office:value-type="currency" office:currency="USD" office:value="-255" calcext:value-type="currency">
            <text:p>-$255.00</text:p>
          </table:table-cell>
          <table:table-cell table:style-name="ce17" table:formula="of:=[.E224]/[.D22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table:formula="of:=[.C225]*0.6" office:value-type="currency" office:currency="USD" office:value="189" calcext:value-type="currency">
            <text:p>$189.00</text:p>
          </table:table-cell>
          <table:table-cell table:style-name="ce64"/>
          <table:table-cell table:style-name="ce64" table:formula="of:=[.E225]-[.B225]" office:value-type="currency" office:currency="USD" office:value="-275" calcext:value-type="currency">
            <text:p>-$275.00</text:p>
          </table:table-cell>
          <table:table-cell table:style-name="ce17" table:formula="of:=[.E225]/[.D22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 office:value-type="currency" office:currency="USD" office:value="325" calcext:value-type="currency">
            <text:p>$325.00</text:p>
          </table:table-cell>
          <table:table-cell table:style-name="ce64" table:formula="of:=[.C226]*0.6" office:value-type="currency" office:currency="USD" office:value="195" calcext:value-type="currency">
            <text:p>$195.00</text:p>
          </table:table-cell>
          <table:table-cell table:style-name="ce64"/>
          <table:table-cell table:style-name="ce64" table:formula="of:=[.E226]-[.B226]" office:value-type="currency" office:currency="USD" office:value="-290" calcext:value-type="currency">
            <text:p>-$290.00</text:p>
          </table:table-cell>
          <table:table-cell table:style-name="ce17" table:formula="of:=[.E226]/[.D22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300" calcext:value-type="currency">
            <text:p>$300.00</text:p>
          </table:table-cell>
          <table:table-cell table:style-name="ce64" office:value-type="currency" office:currency="USD" office:value="345" calcext:value-type="currency">
            <text:p>$345.00</text:p>
          </table:table-cell>
          <table:table-cell table:style-name="ce64" table:formula="of:=[.C227]*0.6" office:value-type="currency" office:currency="USD" office:value="207" calcext:value-type="currency">
            <text:p>$207.00</text:p>
          </table:table-cell>
          <table:table-cell table:style-name="ce64"/>
          <table:table-cell table:style-name="ce64" table:formula="of:=[.E227]-[.B227]" office:value-type="currency" office:currency="USD" office:value="-300" calcext:value-type="currency">
            <text:p>-$300.00</text:p>
          </table:table-cell>
          <table:table-cell table:style-name="ce17" table:formula="of:=[.E227]/[.D22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22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228]-[.B228]" office:value-type="currency" office:currency="USD" office:value="-340" calcext:value-type="currency">
            <text:p>-$340.00</text:p>
          </table:table-cell>
          <table:table-cell table:style-name="ce17" table:formula="of:=[.E228]/[.D22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70" calcext:value-type="currency">
            <text:p>$370.00</text:p>
          </table:table-cell>
          <table:table-cell table:style-name="ce64" office:value-type="currency" office:currency="USD" office:value="425" calcext:value-type="currency">
            <text:p>$425.00</text:p>
          </table:table-cell>
          <table:table-cell table:style-name="ce64" table:formula="of:=[.C229]*0.6" office:value-type="currency" office:currency="USD" office:value="255" calcext:value-type="currency">
            <text:p>$255.00</text:p>
          </table:table-cell>
          <table:table-cell table:style-name="ce64"/>
          <table:table-cell table:style-name="ce64" table:formula="of:=[.E229]-[.B229]" office:value-type="currency" office:currency="USD" office:value="-370" calcext:value-type="currency">
            <text:p>-$370.00</text:p>
          </table:table-cell>
          <table:table-cell table:style-name="ce17" table:formula="of:=[.E229]/[.D22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465" calcext:value-type="currency">
            <text:p>$465.00</text:p>
          </table:table-cell>
          <table:table-cell table:style-name="ce64" table:formula="of:=[.C230]*0.6" office:value-type="currency" office:currency="USD" office:value="279" calcext:value-type="currency">
            <text:p>$279.00</text:p>
          </table:table-cell>
          <table:table-cell table:style-name="ce64"/>
          <table:table-cell table:style-name="ce64" table:formula="of:=[.E230]-[.B230]" office:value-type="currency" office:currency="USD" office:value="-395" calcext:value-type="currency">
            <text:p>-$395.00</text:p>
          </table:table-cell>
          <table:table-cell table:style-name="ce17" table:formula="of:=[.E230]/[.D23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49" calcext:value-type="currency">
            <text:p>$449.00</text:p>
          </table:table-cell>
          <table:table-cell table:style-name="ce64" office:value-type="currency" office:currency="USD" office:value="560" calcext:value-type="currency">
            <text:p>$560.00</text:p>
          </table:table-cell>
          <table:table-cell table:style-name="ce64" table:formula="of:=[.C234]*0.6" office:value-type="currency" office:currency="USD" office:value="336" calcext:value-type="currency">
            <text:p>$336.00</text:p>
          </table:table-cell>
          <table:table-cell table:style-name="ce64" office:value-type="currency" office:currency="USD" office:value="463.95" calcext:value-type="currency">
            <text:p>$463.95</text:p>
          </table:table-cell>
          <table:table-cell table:style-name="ce64" table:formula="of:=[.E234]-[.B234]" office:value-type="currency" office:currency="USD" office:value="14.95" calcext:value-type="currency">
            <text:p>$14.95</text:p>
          </table:table-cell>
          <table:table-cell table:style-name="ce17" table:formula="of:=[.E234]/[.D234]" office:value-type="float" office:value="1.38080357142857" calcext:value-type="float">
            <text:p>1.38080357142857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685" calcext:value-type="currency">
            <text:p>$685.00</text:p>
          </table:table-cell>
          <table:table-cell table:style-name="ce64" table:formula="of:=[.C238]*0.6" office:value-type="currency" office:currency="USD" office:value="411" calcext:value-type="currency">
            <text:p>$411.00</text:p>
          </table:table-cell>
          <table:table-cell table:style-name="ce64" office:value-type="currency" office:currency="USD" office:value="664" calcext:value-type="currency">
            <text:p>$664.00</text:p>
          </table:table-cell>
          <table:table-cell table:style-name="ce64" table:formula="of:=[.E238]-[.B238]" office:value-type="currency" office:currency="USD" office:value="25" calcext:value-type="currency">
            <text:p>$25.00</text:p>
          </table:table-cell>
          <table:table-cell table:style-name="ce17" table:formula="of:=[.E238]/[.D238]" office:value-type="float" office:value="1.61557177615572" calcext:value-type="float">
            <text:p>1.61557177615572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730" calcext:value-type="currency">
            <text:p>$730.00</text:p>
          </table:table-cell>
          <table:table-cell table:style-name="ce64" office:value-type="currency" office:currency="USD" office:value="825" calcext:value-type="currency">
            <text:p>$825.00</text:p>
          </table:table-cell>
          <table:table-cell table:style-name="ce64" table:formula="of:=[.C239]*0.6" office:value-type="currency" office:currency="USD" office:value="495" calcext:value-type="currency">
            <text:p>$495.00</text:p>
          </table:table-cell>
          <table:table-cell table:style-name="ce64"/>
          <table:table-cell table:style-name="ce64" table:formula="of:=[.E239]-[.B239]" office:value-type="currency" office:currency="USD" office:value="-730" calcext:value-type="currency">
            <text:p>-$730.00</text:p>
          </table:table-cell>
          <table:table-cell table:style-name="ce17" table:formula="of:=[.E239]/[.D23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4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3]-[.B243]" office:value-type="string" office:string-value="" calcext:value-type="error">
            <text:p>#VALUE!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3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8:36:02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27T09:35:32.128000000</dc:date>
    <meta:editing-duration>PT9H27M34S</meta:editing-duration>
    <meta:editing-cycles>166</meta:editing-cycles>
    <meta:print-date>2017-05-01T13:14:12.854000000</meta:print-date>
    <meta:document-statistic meta:table-count="14" meta:cell-count="8041" meta:object-count="0"/>
  </office:meta>
</office:document-meta>
</file>